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2" svg:font-family="'Lohit Devanagari'"/>
    <style:font-face style:name="YouTube Noto" svg:font-family="'YouTube Noto', Roboto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fr" fo:country="FR" fo:font-weight="normal" officeooo:rsid="00970c45" officeooo:paragraph-rsid="00a813d8" style:font-weight-asian="normal" style:font-weight-complex="normal"/>
    </style:style>
    <style:style style:name="P2" style:family="paragraph" style:parent-style-name="Standard">
      <style:paragraph-properties fo:margin-top="0cm" fo:margin-bottom="0cm" loext:contextual-spacing="false"/>
      <style:text-properties fo:language="fr" fo:country="FR" fo:font-weight="normal" officeooo:rsid="00a901d5" officeooo:paragraph-rsid="00a901d5" style:font-weight-asian="normal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fo:language="fr" fo:country="FR" fo:font-weight="normal" officeooo:rsid="00ab3e73" officeooo:paragraph-rsid="00ab3e73" style:font-weight-asian="normal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fo:language="fr" fo:country="FR" fo:font-weight="normal" officeooo:rsid="00ad2a63" officeooo:paragraph-rsid="00ad2a63" style:font-weight-asian="normal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fo:language="fr" fo:country="FR" fo:font-weight="normal" officeooo:rsid="00ad2a63" officeooo:paragraph-rsid="00ae9ca0" style:font-weight-asian="normal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fo:language="fr" fo:country="FR" fo:font-weight="normal" officeooo:rsid="009a4100" officeooo:paragraph-rsid="00a901d5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fo:language="fr" fo:country="FR" fo:font-weight="normal" officeooo:rsid="0091a018" officeooo:paragraph-rsid="00a813d8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language="fr" fo:country="FR" fo:font-weight="normal" officeooo:rsid="00ad8e27" officeooo:paragraph-rsid="00ad8e27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fo:language="fr" fo:country="FR" fo:font-weight="normal" officeooo:rsid="00ae9ca0" officeooo:paragraph-rsid="00ae9ca0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fo:language="fr" fo:country="FR" fo:font-weight="normal" officeooo:rsid="00994475" officeooo:paragraph-rsid="00a813d8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fo:language="fr" fo:country="FR" fo:font-weight="normal" officeooo:rsid="00b206f0" officeooo:paragraph-rsid="00a813d8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fo:language="fr" fo:country="FR" fo:font-weight="normal" officeooo:rsid="00b206f0" officeooo:paragraph-rsid="00b206f0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fo:language="fr" fo:country="FR" fo:font-weight="normal" officeooo:rsid="0092ce58" officeooo:paragraph-rsid="00a813d8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fo:language="fr" fo:country="FR" fo:font-weight="normal" officeooo:rsid="0092ce58" officeooo:paragraph-rsid="00c330ec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fo:language="fr" fo:country="FR" fo:font-weight="normal" officeooo:rsid="00b367de" officeooo:paragraph-rsid="00b367de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language="fr" fo:country="FR" fo:font-weight="normal" officeooo:rsid="00b558e3" officeooo:paragraph-rsid="00b558e3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/>
      <style:text-properties fo:language="fr" fo:country="FR" fo:font-weight="normal" officeooo:rsid="00b737e2" officeooo:paragraph-rsid="00b737e2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language="fr" fo:country="FR" fo:font-weight="normal" officeooo:rsid="00b9f59e" officeooo:paragraph-rsid="00b9f59e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/>
      <style:text-properties fo:language="fr" fo:country="FR" fo:font-weight="normal" officeooo:rsid="00bab9ee" officeooo:paragraph-rsid="00bab9ee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/>
      <style:text-properties fo:language="fr" fo:country="FR" fo:font-weight="normal" officeooo:rsid="00bfcff6" officeooo:paragraph-rsid="00bfcff6" style:font-weight-asian="normal" style:font-weight-complex="normal"/>
    </style:style>
    <style:style style:name="P21" style:family="paragraph" style:parent-style-name="Standard">
      <style:text-properties officeooo:paragraph-rsid="00c6d40e"/>
    </style:style>
    <style:style style:name="T1" style:family="text">
      <style:text-properties officeooo:rsid="00a901d5"/>
    </style:style>
    <style:style style:name="T2" style:family="text">
      <style:text-properties officeooo:rsid="00ad2a63"/>
    </style:style>
    <style:style style:name="T3" style:family="text">
      <style:text-properties officeooo:rsid="00b1cd9d"/>
    </style:style>
    <style:style style:name="T4" style:family="text">
      <style:text-properties officeooo:rsid="00b367de"/>
    </style:style>
    <style:style style:name="T5" style:family="text">
      <style:text-properties officeooo:rsid="00b9f59e"/>
    </style:style>
    <style:style style:name="T6" style:family="text">
      <style:text-properties officeooo:rsid="00bdee0f"/>
    </style:style>
    <style:style style:name="T7" style:family="text">
      <style:text-properties officeooo:rsid="00c2c15c"/>
    </style:style>
    <style:style style:name="T8" style:family="text">
      <style:text-properties officeooo:rsid="00c330ec"/>
    </style:style>
    <style:style style:name="T9" style:family="text">
      <style:text-properties fo:font-variant="normal" fo:text-transform="none" fo:color="#ffffff" style:text-line-through-style="none" style:text-line-through-type="none" style:font-name="YouTube Noto" fo:font-size="17.25pt" fo:letter-spacing="0.026cm" fo:font-style="normal" style:text-underline-style="none" fo:font-weight="bold" style:text-blinking="false"/>
    </style:style>
    <style:style style:name="T10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ttern design </text:p>
      <text:p text:style-name="Standard"><text:a xlink:type="simple" xlink:href="https://sourcemaking.com/design_patterns" text:style-name="Internet_20_link" text:visited-style-name="Visited_20_Internet_20_Link">https://sourcemaking.com/design_patterns</text:a></text:p>
      <text:p text:style-name="Standard"/>
      <text:p text:style-name="Standard"><text:a xlink:type="simple" xlink:href="http://gameprogrammingpatterns.com/" text:style-name="Internet_20_link" text:visited-style-name="Visited_20_Internet_20_Link">http://gameprogrammingpatterns.com/</text:a></text:p>
      <text:p text:style-name="Standard"/>
      <text:p text:style-name="Standard"><text:a xlink:type="simple" xlink:href="https://www.habrador.com/tutorials/programming-patterns" text:style-name="Internet_20_link" text:visited-style-name="Visited_20_Internet_20_Link">https://www.habrador.com/tutorials/programming-patterns</text:a></text:p>
      <text:p text:style-name="Standard"/>
      <text:p text:style-name="Standard"><text:a xlink:type="simple" xlink:href="https://www.dofactory.com/net/design-patterns" text:style-name="Internet_20_link" text:visited-style-name="Visited_20_Internet_20_Link">https://www.dofactory.com/net/design-patterns</text:a></text:p>
      <text:p text:style-name="Standard"/>
      <text:p text:style-name="Standard">https://youtu.be/VBA1QCoEAX4</text:p>
      <text:p text:style-name="Standard"/>
      <text:p text:style-name="P21"><text:a xlink:type="simple" xlink:href="http://web.eecs.umich.edu/~soar/Classes/494/talks/Schumaker.pdf" text:style-name="Internet_20_link" text:visited-style-name="Visited_20_Internet_20_Link">http://web.eecs.umich.edu/~soar/Classes/494/talks/Schumaker.pdf</text:a></text:p>
      <text:p text:style-name="P21"><text:span text:style-name="T10"/></text:p>
      <text:p text:style-name="P21"><text:bookmark text:name="firstHeading"/><text:span text:style-name="T10">KISS principl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2" svg:font-family="'Lohit Devanagari'"/>
    <style:font-face style:name="YouTube Noto" svg:font-family="'YouTube Noto', Roboto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mon_7e_LT_7e_Gliederung_20_1" style:display-name="Common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mon_7e_LT_7e_Gliederung_20_2" style:display-name="Common~LT~Gliederung 2" style:family="paragraph" style:parent-style-name="Common_7e_LT_7e_Gliederung_20_1" style:default-outline-level="">
      <style:paragraph-properties fo:margin-top="0.4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mmon_7e_LT_7e_Gliederung_20_3" style:display-name="Common~LT~Gliederung 3" style:family="paragraph" style:parent-style-name="Common_7e_LT_7e_Gliederung_20_2" style:default-outline-level="">
      <style:paragraph-properties fo:margin-top="0.3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mon_7e_LT_7e_Gliederung_20_4" style:display-name="Common~LT~Gliederung 4" style:family="paragraph" style:parent-style-name="Common_7e_LT_7e_Gliederung_20_3" style:default-outline-level="">
      <style:paragraph-properties fo:margin-top="0.199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mon_7e_LT_7e_Gliederung_20_5" style:display-name="Common~LT~Gliederung 5" style:family="paragraph" style:parent-style-name="Common_7e_LT_7e_Gliederung_20_4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mon_7e_LT_7e_Gliederung_20_6" style:display-name="Common~LT~Gliederung 6" style:family="paragraph" style:parent-style-name="Common_7e_LT_7e_Gliederung_20_5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mon_7e_LT_7e_Gliederung_20_7" style:display-name="Common~LT~Gliederung 7" style:family="paragraph" style:parent-style-name="Common_7e_LT_7e_Gliederung_20_6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mon_7e_LT_7e_Gliederung_20_8" style:display-name="Common~LT~Gliederung 8" style:family="paragraph" style:parent-style-name="Common_7e_LT_7e_Gliederung_20_7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mon_7e_LT_7e_Gliederung_20_9" style:display-name="Common~LT~Gliederung 9" style:family="paragraph" style:parent-style-name="Common_7e_LT_7e_Gliederung_20_8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mon_7e_LT_7e_Titel" style:display-name="Commo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mon_7e_LT_7e_Untertitel" style:display-name="Comm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mon_7e_LT_7e_Notizen" style:display-name="Comm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mon_7e_LT_7e_Hintergrundobjekte" style:display-name="Comm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mon_7e_LT_7e_Hintergrund" style:display-name="Comm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46454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5:24:30.700937086</meta:creation-date>
    <dc:date>2020-03-18T19:51:57.126867599</dc:date>
    <meta:editing-duration>P1DT7H56M36S</meta:editing-duration>
    <meta:editing-cycles>66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0" meta:character-count="295" meta:non-whitespace-character-count="292"/>
  </office:meta>
</office:document-meta>
</file>